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Google Sans" svg:font-family="'Google Sans', 'Helvetica Neue', sans-serif"/>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Preformatted_20_Text">
      <style:paragraph-properties fo:margin-left="0in" fo:margin-right="0in" fo:margin-top="0in" fo:margin-bottom="0in" style:contextual-spacing="false" fo:text-indent="0in" style:auto-text-indent="false"/>
    </style:style>
    <style:style style:name="P2" style:family="paragraph" style:parent-style-name="Text_20_body">
      <style:paragraph-properties fo:margin-left="0in" fo:margin-right="0in" fo:margin-top="0.25in" fo:margin-bottom="0.25in" style:contextual-spacing="false" fo:orphans="2" fo:widows="2" fo:text-indent="0in" style:auto-text-indent="false"/>
    </style:style>
    <style:style style:name="P3" style:family="paragraph" style:parent-style-name="Text_20_body" style:list-style-name="L2">
      <style:paragraph-properties fo:margin-left="0in" fo:margin-right="0in" fo:margin-top="0in" fo:margin-bottom="0.1043in" style:contextual-spacing="false" fo:orphans="2" fo:widows="2" fo:text-indent="0in" style:auto-text-indent="false" fo:padding="0in" fo:border="none"/>
    </style:style>
    <style:style style:name="P4" style:family="paragraph" style:parent-style-name="Text_20_body" style:list-style-name="L2">
      <style:paragraph-properties fo:margin-top="0in" fo:margin-bottom="0.1043in" style:contextual-spacing="false" fo:orphans="2" fo:widows="2" fo:padding="0in" fo:border="none"/>
    </style:style>
    <style:style style:name="P5" style:family="paragraph" style:parent-style-name="Text_20_body" style:list-style-name="L3">
      <style:paragraph-properties fo:margin-left="0in" fo:margin-right="0in" fo:margin-top="0in" fo:margin-bottom="0.1043in" style:contextual-spacing="false" fo:orphans="2" fo:widows="2" fo:text-indent="0in" style:auto-text-indent="false" fo:padding="0in" fo:border="none"/>
    </style:style>
    <style:style style:name="P6" style:family="paragraph" style:parent-style-name="Text_20_body" style:list-style-name="L3">
      <style:paragraph-properties fo:margin-top="0in" fo:margin-bottom="0.1043in" style:contextual-spacing="false" fo:orphans="2" fo:widows="2" fo:padding="0in" fo:border="none"/>
    </style:style>
    <style:style style:name="P7" style:family="paragraph" style:parent-style-name="Text_20_body" style:list-style-name="L4">
      <style:paragraph-properties fo:margin-left="0in" fo:margin-right="0in" fo:margin-top="0in" fo:margin-bottom="0.1043in" style:contextual-spacing="false" fo:orphans="2" fo:widows="2" fo:text-indent="0in" style:auto-text-indent="false" fo:padding="0in" fo:border="none"/>
    </style:style>
    <style:style style:name="P8" style:family="paragraph" style:parent-style-name="Text_20_body" style:list-style-name="L4">
      <style:paragraph-properties fo:margin-top="0in" fo:margin-bottom="0.1043in" style:contextual-spacing="false" fo:orphans="2" fo:widows="2" fo:padding="0in" fo:border="none"/>
    </style:style>
    <style:style style:name="P9" style:family="paragraph" style:parent-style-name="Text_20_body">
      <style:paragraph-properties fo:margin-left="0in" fo:margin-right="0in" fo:margin-top="0.25in" fo:margin-bottom="0.25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10" style:family="paragraph" style:parent-style-name="Text_20_body" style:list-style-name="L1">
      <style:paragraph-properties fo:margin-left="0in" fo:margin-right="0in" fo:margin-top="0in" fo:margin-bottom="0.1043in" style:contextual-spacing="false" fo:orphans="2" fo:widows="2" fo:text-indent="0in" style:auto-text-indent="false" fo:padding="0in" fo:border="none"/>
      <style:text-properties fo:font-variant="normal" fo:text-transform="none" fo:color="#000000" loext:opacity="100%" style:font-name="Google Sans" fo:font-size="12pt" fo:letter-spacing="normal" fo:font-style="normal" fo:font-weight="normal"/>
    </style:style>
    <style:style style:name="P11" style:family="paragraph" style:parent-style-name="Text_20_body" style:list-style-name="L1">
      <style:paragraph-properties fo:margin-top="0in" fo:margin-bottom="0.1043in" style:contextual-spacing="false" fo:orphans="2" fo:widows="2" fo:padding="0in" fo:border="none"/>
      <style:text-properties fo:font-variant="normal" fo:text-transform="none" fo:color="#000000" loext:opacity="100%" style:font-name="Google Sans" fo:font-size="12pt" fo:letter-spacing="normal" fo:font-style="normal" fo:font-weight="normal"/>
    </style:style>
    <style:style style:name="T1" style:family="text">
      <style:text-properties fo:font-variant="normal" fo:text-transform="none" fo:color="#e3e3e3" loext:opacity="100%" style:font-name="Google Sans" fo:font-size="12pt" fo:letter-spacing="normal" fo:font-style="normal" fo:font-weight="bold"/>
    </style:style>
    <style:style style:name="T2" style:family="text">
      <style:text-properties fo:font-variant="normal" fo:text-transform="none" fo:color="#e3e3e3" loext:opacity="100%" style:font-name="Google Sans" fo:font-size="12pt" fo:letter-spacing="normal" fo:font-style="normal" fo:font-weight="normal"/>
    </style:style>
    <style:style style:name="T3" style:family="text">
      <style:text-properties fo:font-variant="normal" fo:text-transform="none" style:font-name="Google Sans" fo:font-size="12pt" fo:letter-spacing="normal" fo:font-style="normal" fo:font-weight="bold"/>
    </style:style>
    <style:style style:name="T4" style:family="text">
      <style:text-properties fo:font-variant="normal" fo:text-transform="none" style:font-name="Google Sans" fo:font-size="12pt" fo:letter-spacing="normal" fo:font-style="normal" fo:font-weight="normal"/>
    </style:style>
    <style:style style:name="T5" style:family="text">
      <style:text-properties fo:font-variant="normal" fo:text-transform="none" fo:color="#000000" loext:opacity="100%" style:font-name="Google Sans" fo:font-size="12pt" fo:letter-spacing="normal" fo:font-style="normal" fo:font-weight="bold"/>
    </style:style>
    <style:style style:name="T6" style:family="text">
      <style:text-properties fo:font-variant="normal" fo:text-transform="none" fo:color="#000000" loext:opacity="100%" style:font-name="Google Sans" fo:font-size="12pt" fo:letter-spacing="normal" fo:font-style="normal" fo:font-weight="normal"/>
    </style:style>
    <style:style style:name="T7" style:family="text">
      <style:text-properties fo:letter-spacing="normal" loext:padding="0in" loext:border="none"/>
    </style:style>
    <style:style style:name="T8" style:family="text">
      <style:text-properties fo:color="#000000" loext:opacity="100%" fo:letter-spacing="normal" loext:padding="0in" loext: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5">Linear Filters</text:span></text:span></text:p>
      <text:p text:style-name="P9">In computer vision, linear filters are a fundamental tool for image processing. They are used to modify the appearance of an image by applying a weighted sum of its neighboring pixels. This can be useful for a variety of tasks, such as smoothing images, detecting edges, and enhancing features.</text:p>
      <text:p text:style-name="P9">A linear filter is characterized by its filter kernel, which is a small matrix of weights. The filter kernel is applied to the image in a sliding window fashion. At each position of the window, the filter kernel is multiplied element-wise with the corresponding pixels in the image, and the results are summed. The resulting value is then assigned to the corresponding pixel in the output image.</text:p>
      <text:p text:style-name="P9">Linear filters are a type of spatial filter, which means that they operate on the spatial arrangement of pixels in an image. They can be contrasted with temporal filters, which operate on the temporal sequence of images in a video.</text:p>
      <text:p text:style-name="P2"><text:span text:style-name="Strong_20_Emphasis"><text:span text:style-name="T5">Convolution</text:span></text:span></text:p>
      <text:p text:style-name="P9">Convolution is the mathematical operation that underlies linear filtering. It is a way of combining two functions, where the output is a weighted sum of the product of the two functions. In the context of image processing, convolution is used to combine an image with a filter kernel.</text:p>
      <text:p text:style-name="P9">The convolution of an image I with a filter kernel F is defined as follows:</text:p>
      <text:p text:style-name="P1"><text:span text:style-name="Source_20_Text"><text:span text:style-name="T8">(I * F)(x, y) = Σ_u Σ_v I(x - u, y - v) F(u, v)</text:span></text:span></text:p>
      <text:p text:style-name="P9">where:</text:p>
      <text:list text:style-name="L1">
        <text:list-item>
          <text:p text:style-name="P10"><text:soft-page-break/>(x, y) is the position of a pixel in the output image</text:p>
        </text:list-item>
        <text:list-item>
          <text:p text:style-name="P11">I(x, y) is the intensity of the pixel at position (x, y) in the input image</text:p>
        </text:list-item>
        <text:list-item>
          <text:p text:style-name="P11">F(u, v) is the weight of the filter kernel at position (u, v)</text:p>
        </text:list-item>
        <text:list-item>
          <text:p text:style-name="P11">Σ_u Σ_v denotes the sum over all positions (u, v) in the filter kernel</text:p>
        </text:list-item>
      </text:list>
      <text:p text:style-name="P2"><text:span text:style-name="Strong_20_Emphasis"><text:span text:style-name="T5">Properties of Linear Filters</text:span></text:span></text:p>
      <text:p text:style-name="P9">Linear filters have a number of important properties that make them useful for image processing. These properties include:</text:p>
      <text:list text:style-name="L2">
        <text:list-item>
          <text:p text:style-name="P3"><text:span text:style-name="Strong_20_Emphasis"><text:span text:style-name="T5">Shift invariance:</text:span></text:span><text:span text:style-name="T6"> The output of a linear filter is independent of the location of the input image. This means that the filter can be applied to any part of an image without affecting the overall result.</text:span></text:p>
        </text:list-item>
        <text:list-item>
          <text:p text:style-name="P4"><text:span text:style-name="Strong_20_Emphasis"><text:span text:style-name="T5">Linearity:</text:span></text:span><text:span text:style-name="T6"> The output of a linear filter is a linear combination of the input image. This means that the filter can be applied to multiple images and the results can be summed together.</text:span></text:p>
        </text:list-item>
        <text:list-item>
          <text:p text:style-name="P4"><text:span text:style-name="Strong_20_Emphasis"><text:span text:style-name="T5">Separability:</text:span></text:span><text:span text:style-name="T6"> Some linear filters can be separated into two one-dimensional filters. This can make them more efficient to compute.</text:span></text:p>
        </text:list-item>
      </text:list>
      <text:p text:style-name="P2"><text:span text:style-name="Strong_20_Emphasis"><text:span text:style-name="T5">Applications of Linear Filters</text:span></text:span></text:p>
      <text:p text:style-name="P9">Linear filters are used for a variety of tasks in computer vision, including:</text:p>
      <text:list text:style-name="L3">
        <text:list-item>
          <text:p text:style-name="P5"><text:span text:style-name="Strong_20_Emphasis"><text:span text:style-name="T5">Smoothing:</text:span></text:span><text:span text:style-name="T6"> Linear filters can be used to smooth images by removing noise and reducing high-frequency detail.</text:span></text:p>
        </text:list-item>
        <text:list-item>
          <text:p text:style-name="P6"><text:span text:style-name="Strong_20_Emphasis"><text:span text:style-name="T5">Edge detection:</text:span></text:span><text:span text:style-name="T6"> Linear filters can be used to detect edges in images by identifying areas where the intensity changes rapidly.</text:span></text:p>
        </text:list-item>
        <text:list-item>
          <text:p text:style-name="P6"><text:span text:style-name="Strong_20_Emphasis"><text:span text:style-name="T5">Feature enhancement:</text:span></text:span><text:span text:style-name="T6"> Linear filters can be used to enhance features in images, such as lines, corners, and textures.</text:span></text:p>
        </text:list-item>
      </text:list>
      <text:p text:style-name="P2"><text:soft-page-break/><text:span text:style-name="Strong_20_Emphasis"><text:span text:style-name="T5">Examples of Linear Filters</text:span></text:span></text:p>
      <text:p text:style-name="P9">Some common examples of linear filters include:</text:p>
      <text:list text:style-name="L4">
        <text:list-item>
          <text:p text:style-name="P7"><text:span text:style-name="Strong_20_Emphasis"><text:span text:style-name="T5">Box filter:</text:span></text:span><text:span text:style-name="T6"> The box filter is a simple filter that averages the intensity of all pixels in a rectangular neighborhood.</text:span></text:p>
        </text:list-item>
        <text:list-item>
          <text:p text:style-name="P8"><text:span text:style-name="Strong_20_Emphasis"><text:span text:style-name="T5">Gaussian filter:</text:span></text:span><text:span text:style-name="T6"> The Gaussian filter is a more sophisticated filter that weights pixels closer to the center of the filter more heavily than pixels further away.</text:span></text:p>
        </text:list-item>
        <text:list-item>
          <text:p text:style-name="P8"><text:span text:style-name="Strong_20_Emphasis"><text:span text:style-name="T5">Sobel filter:</text:span></text:span><text:span text:style-name="T6"> The Sobel filter is an edge detection filter that detects horizontal and vertical edges in images.</text:span></text:p>
        </text:list-item>
        <text:list-item>
          <text:p text:style-name="P8"><text:span text:style-name="Strong_20_Emphasis"><text:span text:style-name="T5">Laplacian filter:</text:span></text:span><text:span text:style-name="T6"> The Laplacian filter is an edge detection filter that detects edges in all directions in images.</text:span></text:p>
        </text:list-item>
      </text:list>
      <text:p text:style-name="P2"><text:span text:style-name="Strong_20_Emphasis"><text:span text:style-name="T5">Conclusion</text:span></text:span></text:p>
      <text:p text:style-name="P9">Linear filters are a powerful tool for image processing. They are used for a variety of tasks, including smoothing images, detecting edges, and enhancing features. Linear filters are characterized by their filter kernel, which is a small matrix of weights. Convolution is the mathematical operation that underlies linear filtering. It is a way of combining two functions, where the output is a weighted sum of the product of the two function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Google Sans" svg:font-family="'Google Sans', 'Helvetica Neue', sans-serif"/>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13:18:16.265823827</meta:creation-date>
    <dc:date>2023-11-26T13:20:16.705688197</dc:date>
    <meta:editing-duration>PT2M1S</meta:editing-duration>
    <meta:editing-cycles>1</meta:editing-cycles>
    <meta:document-statistic meta:table-count="0" meta:image-count="0" meta:object-count="0" meta:page-count="3" meta:paragraph-count="31" meta:word-count="653" meta:character-count="3785" meta:non-whitespace-character-count="3177"/>
    <meta:generator>LibreOffice/7.5.8.2$Linux_X86_64 LibreOffice_project/50$Build-2</meta:generator>
  </office:meta>
</office:document-meta>
</file>